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3d62f" officeooo:paragraph-rsid="0013d6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ed, how are you do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21:21:03.353660000</meta:creation-date>
    <dc:date>2019-06-30T21:23:02.828333000</dc:date>
    <meta:editing-duration>PT2M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  <meta:generator>LibreOffice/6.2.4.2$MacOSX_X86_64 LibreOffice_project/2412653d852ce75f65fbfa83fb7e7b669a126d64</meta:generator>
  </office:meta>
</office:document-meta>
</file>